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rpitHandler.setTarpitRcptCount( int tarpitRcpt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pitHandler.getImplComma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arpitHandler.sleep( float timeInMill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pitHandler.setTarpitSleepTime( long tarpitSleep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pitHandler.onCommand( SMTPSession sess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arpitHandler.configure( Configuration handlerConfigura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